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i>x</mi>
                    <mi>s</mi>
                  </mrow>
                </mtd>
              </mtr>
              <mtr>
                <mtd>
                  <mrow>
                    <mi>y</mi>
                    <mi>s</mi>
                  </mrow>
                </mtd>
              </mtr>
            </mtable>
          </mrow>
        </mfenced>
        <mo stretchy="false">=</mo>
        <mrow>
          <mrow>
            <mfenced open="[" close="]">
              <mrow>
                <mtable>
                  <mtr>
                    <mtd>
                      <mrow>
                        <mi>a</mi>
                      </mrow>
                    </mtd>
                    <mtd>
                      <mrow>
                        <mi>c</mi>
                      </mrow>
                    </mtd>
                  </mtr>
                  <mtr>
                    <mtd>
                      <mrow>
                        <mi>b</mi>
                      </mrow>
                    </mtd>
                    <mtd>
                      <mrow>
                        <mi>d</mi>
                      </mrow>
                    </mtd>
                  </mtr>
                </mtable>
              </mrow>
            </mfenced>
            <mo stretchy="false">×</mo>
            <mfenced open="[" close="]">
              <mrow>
                <mtable>
                  <mtr>
                    <mtd>
                      <mrow>
                        <mi>x</mi>
                        <mi>g</mi>
                      </mrow>
                    </mtd>
                  </mtr>
                  <mtr>
                    <mtd>
                      <mrow>
                        <mi>y</mi>
                        <mi>g</mi>
                      </mrow>
                    </mtd>
                  </mtr>
                </mtable>
              </mrow>
            </mfenced>
          </mrow>
          <mo stretchy="false">+</mo>
          <mfenced open="[" close="]">
            <mrow>
              <mtable>
                <mtr>
                  <mtd>
                    <mrow>
                      <mi>e</mi>
                    </mrow>
                  </mtd>
                </mtr>
                <mtr>
                  <mtd>
                    <mrow>
                      <mi>f</mi>
                    </mrow>
                  </mtd>
                </mtr>
              </mtable>
            </mrow>
          </mfenced>
        </mrow>
      </mrow>
    </mrow>
    <annotation encoding="StarMath 5.0">left [ matrix {x s ## y s} right ] =
left [ matrix {a # c ## b # d} right ]
times
left [ matrix {x g ## y g} right ]
+
left [ matrix {e ## f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suzawa Taro</meta:initial-creator>
    <meta:creation-date>2013-09-19T02:49:57</meta:creation-date>
    <meta:generator>OpenOffice/4.0.0$Unix OpenOffice.org_project/400m3$Build-9702</meta:generator>
  </office:meta>
</office:document-meta>
</file>